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5.35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text-properties style:font-name="Arial3"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style:font-name="Arial3"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Salve Regina</text:p>
          </draw:text-box>
        </draw:frame>
        <draw:frame presentation:style-name="pr2" draw:text-style-name="P2" draw:layer="layout" svg:width="28cm" svg:height="12.179cm" svg:x="0cm" svg:y="5.2cm" presentation:class="outline">
          <draw:text-box>
            <text:p text:style-name="P1"><text:span text:style-name="T1">Sal-ve Re-gi-na</text:span></text:p>
            <text:p text:style-name="P1"><text:span text:style-name="T1">Ma-ter mi-se-ri-cor-di-ae</text:span></text:p>
            <text:p text:style-name="P1"><text:span text:style-name="T1">Vi-ta dul-ce-do</text:span></text:p>
            <text:p text:style-name="P1"><text:span text:style-name="T1">Et spes nos-tra sal-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4" draw:layer="layout" svg:width="28cm" svg:height="15.6cm" svg:x="0cm" svg:y="5.2cm" presentation:class="outline">
          <draw:text-box>
            <text:list text:style-name="L2">
              <text:list-item>
                <text:p>Ad te cla-ma-mus</text:p>
              </text:list-item>
              <text:list-item>
                <text:p>Ex-su-les fi-li-i He-vae</text:p>
              </text:list-item>
              <text:list-item>
                <text:p>Ad te sus-pi-ra-mus</text:p>
              </text:list-item>
              <text:list-item>
                <text:p>Ge-men-tes et flen-tes</text:p>
              </text:list-item>
              <text:list-item>
                <text:p>In hac la-cri-mar-um val-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4" draw:layer="layout" svg:width="28cm" svg:height="15.6cm" svg:x="0cm" svg:y="5.2cm" presentation:class="outline">
          <draw:text-box>
            <text:list text:style-name="L2">
              <text:list-item>
                <text:p>E-ia er-go</text:p>
              </text:list-item>
              <text:list-item>
                <text:p>Ad-vo-ca-ta nos-tra</text:p>
              </text:list-item>
              <text:list-item>
                <text:p>Il-os tu-os</text:p>
              </text:list-item>
              <text:list-item>
                <text:p>Mi-se-ri-cor-des o-cu-los</text:p>
              </text:list-item>
              <text:list-item>
                <text:p>Ad nos con-ver-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4" draw:layer="layout" svg:width="28cm" svg:height="15.6cm" svg:x="0cm" svg:y="5.2cm" presentation:class="outline">
          <draw:text-box>
            <text:list text:style-name="L2">
              <text:list-item>
                <text:p>Et Je-sum</text:p>
              </text:list-item>
              <text:list-item>
                <text:p>Be-ne-di-ctum fru-ctum </text:p>
              </text:list-item>
              <text:list-item>
                <text:p>Ven-tris tu-i</text:p>
              </text:list-item>
              <text:list-item>
                <text:p>No-bis post hoc ex-si-li-um os-ten-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4" draw:layer="layout" svg:width="28cm" svg:height="15.6cm" svg:x="0cm" svg:y="5.2cm" presentation:class="outline">
          <draw:text-box>
            <text:list text:style-name="L2">
              <text:list-item>
                <text:p>O cle-mens</text:p>
              </text:list-item>
              <text:list-item>
                <text:p>O pi-a</text:p>
              </text:list-item>
              <text:list-item>
                <text:p>O dul-cis Vir-go Ma-ri-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9cm" fo:margin-right="0cm" fo:margin-top="0cm" fo:margin-bottom="0.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9.7000007629394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cm" fo:margin-bottom="0.3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7.6000003814697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8cm" fo:margin-right="0cm" fo:margin-top="0cm" fo:margin-bottom="0.3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9cm" fo:margin-right="0cm" fo:margin-top="0cm" fo:margin-bottom="0.19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51.5999984741211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7.99cm" svg:height="3.496cm" svg:x="-0.001cm" svg:y="0.834cm" presentation:class="title" presentation:placeholder="true">
        <draw:text-box/>
      </draw:frame>
      <draw:frame presentation:style-name="Title1-outline1" draw:layer="backgroundobjects" svg:width="27.99cm" svg:height="12.168cm" svg:x="-0.001cm" svg:y="5.2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9-14T07:32:13.281258816</dc:date>
    <dc:creator>irvy </dc:creator>
    <meta:editing-duration>PT2H11M25S</meta:editing-duration>
    <meta:editing-cycles>30</meta:editing-cycles>
    <meta:generator>LibreOffice/4.2.6.3$Linux_X86_64 LibreOffice_project/420m0$Build-3</meta:generator>
    <meta:document-statistic meta:object-count="59"/>
  </office:meta>
</office:document-meta>
</file>